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8193in"/>
    </style:style>
    <style:style style:name="co4" style:family="table-column">
      <style:table-column-properties fo:break-before="auto" style:column-width="2.45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boolean-style style:name="N5099" number:language="en" number:country="US">
      <number:boolean/>
    </number:boolean-style>
    <style:style style:name="ce1" style:family="table-cell" style:parent-style-name="Default" style:data-style-name="N5099">
      <style:table-cell-properties style:rotation-align="none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current-state="checked" form:image-position="top" form:image-align="center">
              <form:properties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7" form:state="checked" form:image-position="top" form:image-align="center">
              <form:properties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8" form:image-position="top" form:image-align="center">
              <form:properties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9" form:image-position="top" form:image-align="center">
              <form:properties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0" form:image-position="top" form:image-align="center">
              <form:properties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1" form:image-position="top" form:image-align="center">
              <form:properties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2" form:image-position="top" form:image-align="center">
              <form:properties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165in" svg:height="0.2291in" svg:x="3.7516in" svg:y="0in" draw:control="control1"/>
          <draw:control draw:z-index="1" draw:style-name="gr1" draw:text-style-name="P1" svg:width="0.4165in" svg:height="0.2291in" svg:x="3.7516in" svg:y="0.1984in" draw:control="control2"/>
          <draw:control draw:z-index="2" draw:style-name="gr1" draw:text-style-name="P1" svg:width="0.4165in" svg:height="0.2291in" svg:x="3.7516in" svg:y="0.4067in" draw:control="control3"/>
          <draw:control draw:z-index="3" draw:style-name="gr1" draw:text-style-name="P1" svg:width="0.4165in" svg:height="0.2291in" svg:x="3.7516in" svg:y="0.615in" draw:control="control4"/>
          <draw:control draw:z-index="4" draw:style-name="gr1" draw:text-style-name="P1" svg:width="0.4165in" svg:height="0.2291in" svg:x="3.7516in" svg:y="0.8232in" draw:control="control5"/>
          <draw:control draw:z-index="5" draw:style-name="gr1" draw:text-style-name="P1" svg:width="0.4165in" svg:height="0.2295in" svg:x="3.7516in" svg:y="1.0315in" draw:control="control6"/>
          <draw:control draw:z-index="6" draw:style-name="gr1" draw:text-style-name="P1" svg:width="0.4165in" svg:height="0.2291in" svg:x="3.7516in" svg:y="1.2402in" draw:control="control7"/>
          <draw:control draw:z-index="7" draw:style-name="gr1" draw:text-style-name="P1" svg:width="0.4165in" svg:height="0.2291in" svg:x="3.7516in" svg:y="1.4484in" draw:control="control8"/>
          <draw:control draw:z-index="8" draw:style-name="gr1" draw:text-style-name="P1" svg:width="0.4165in" svg:height="0.2291in" svg:x="3.7516in" svg:y="1.6567in" draw:control="control9"/>
          <draw:control draw:z-index="9" draw:style-name="gr1" draw:text-style-name="P1" svg:width="0.4165in" svg:height="0.2291in" svg:x="3.7516in" svg:y="1.865in" draw:control="control10"/>
          <draw:control draw:z-index="10" draw:style-name="gr1" draw:text-style-name="P1" svg:width="0.4165in" svg:height="0.2291in" svg:x="3.7516in" svg:y="2.0732in" draw:control="control11"/>
          <draw:control draw:z-index="11" draw:style-name="gr1" draw:text-style-name="P1" svg:width="0.4165in" svg:height="0.2295in" svg:x="3.7516in" svg:y="2.2815in" draw:control="control1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office:value-type="string">
            <text:p>tejas1493</text:p>
          </table:table-cell>
          <table:table-cell office:value-type="string">
            <text:p>musigma12</text:p>
          </table:table-cell>
          <table:table-cell office:value-type="string">
            <text:p>dataframe_div</text:p>
          </table:table-cell>
          <table:table-cell table:style-name="ce1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omments</text:p>
          </table:table-cell>
          <table:table-cell table:style-name="ce1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ttings</text:p>
          </table:table-cell>
          <table:table-cell table:style-name="ce1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dvance_dropdown</text:p>
          </table:table-cell>
          <table:table-cell table:style-name="ce1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elp</text:p>
          </table:table-cell>
          <table:table-cell table:style-name="ce1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gin_logout</text:p>
          </table:table-cell>
          <table:table-cell table:style-name="ce1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ell_related</text:p>
          </table:table-cell>
          <table:table-cell table:style-name="ce1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notebook_related</text:p>
          </table:table-cell>
          <table:table-cell table:style-name="ce1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orkspace_div</text:p>
          </table:table-cell>
          <table:table-cell table:style-name="ce1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arch</text:p>
          </table:table-cell>
          <table:table-cell table:style-name="ce1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hareable_links</text:p>
          </table:table-cell>
          <table:table-cell table:style-name="ce1" office:value-type="boolean" office:boolean-value="false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ell_related</text:p>
          </table:table-cell>
          <table:table-cell table:style-name="ce1" office:value-type="boolean" office:boolean-value="false">
            <text:p>FALSE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2P0" style:volatile="true">
      <number:text>TRUE</number:text>
    </number:number-style>
    <number:number-style style:name="N122P1" style:volatile="true">
      <number:text>TRUE</number:text>
    </number:number-style>
    <number:number-style style:name="N122">
      <number:text>FALSE</number:text>
      <style:map style:condition="value()&gt;0" style:apply-style-name="N122P0"/>
      <style:map style:condition="value()&lt;0" style:apply-style-name="N122P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dc:creator>SANKET </dc:creator>
    <meta:editing-cycles>12</meta:editing-cycles>
    <meta:print-date>2015-08-11T07:19:34</meta:print-date>
    <meta:creation-date>2015-08-11T07:17:40</meta:creation-date>
    <dc:date>2015-08-26T12:32:55</dc:date>
    <meta:editing-duration>PT6H5M19S</meta:editing-duration>
    <meta:generator>LibreOffice/3.5$Linux_x86 LibreOffice_project/350m1$Build-2</meta:generator>
    <meta:document-statistic meta:table-count="1" meta:cell-count="26" meta:object-count="1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